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I want to learn different perspectives on the law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I want to acquire 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 want to acquire higher-leve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I want to master 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I want to have a basic understanding about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I want to deepen my understanding about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I want to update myself on my specific area of work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6:59:02.99302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2.2.2$Linux_X86_64 LibreOffice_project/20m0$Build-2</meta:generator>
    <dc:date>2017-07-20T17:01:37.588424508</dc:date>
    <meta:editing-duration>PT21M43S</meta:editing-duration>
    <meta:editing-cycles>7</meta:editing-cycles>
    <meta:document-statistic meta:table-count="1" meta:cell-count="32" meta:object-count="0"/>
  </office:meta>
</office:document-meta>
</file>